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F000004597B4E0874.png" manifest:media-type="image/png"/>
  <manifest:file-entry manifest:full-path="Pictures/100000000000077F00000459617E7FDD.png" manifest:media-type="image/png"/>
  <manifest:file-entry manifest:full-path="Pictures/100000000000049B0000034F9733B83D.png" manifest:media-type="image/png"/>
  <manifest:file-entry manifest:full-path="Pictures/1000000000000780000004B0A99420AA.png" manifest:media-type="image/png"/>
  <manifest:file-entry manifest:full-path="Pictures/100000000000077F000004AFA43BF602.png" manifest:media-type="image/png"/>
  <manifest:file-entry manifest:full-path="Pictures/100000000000077F00000458F0546060.png" manifest:media-type="image/png"/>
  <manifest:file-entry manifest:full-path="Pictures/100000000000077F0000045BC2ECD061.png" manifest:media-type="image/png"/>
  <manifest:file-entry manifest:full-path="Pictures/100000000000077F0000045A14BA41A5.png" manifest:media-type="image/png"/>
  <manifest:file-entry manifest:full-path="Pictures/100000000000077F0000045D06043272.png" manifest:media-type="image/png"/>
  <manifest:file-entry manifest:full-path="Pictures/10000000000002A30000023E02EF9014.png" manifest:media-type="image/png"/>
  <manifest:file-entry manifest:full-path="Pictures/1000000000000780000004B019044265.png" manifest:media-type="image/png"/>
  <manifest:file-entry manifest:full-path="Pictures/100000000000077F0000045A96A8BB63.png" manifest:media-type="image/png"/>
  <manifest:file-entry manifest:full-path="Pictures/100000000000077F0000045A3DF1806C.png" manifest:media-type="image/png"/>
  <manifest:file-entry manifest:full-path="Pictures/100000000000077F0000045944CAB7E9.png" manifest:media-type="image/png"/>
  <manifest:file-entry manifest:full-path="Pictures/100000000000077F0000043781EF9B46.png" manifest:media-type="image/png"/>
  <manifest:file-entry manifest:full-path="Pictures/100000000000077F0000045BB0014D39.png" manifest:media-type="image/png"/>
  <manifest:file-entry manifest:full-path="Pictures/100000000000059500000347165ED928.png" manifest:media-type="image/png"/>
  <manifest:file-entry manifest:full-path="Pictures/1000000000000780000004B01FEEE16A.png" manifest:media-type="image/png"/>
  <manifest:file-entry manifest:full-path="Pictures/100000000000077F0000045E6D1B5F7F.png" manifest:media-type="image/png"/>
  <manifest:file-entry manifest:full-path="Pictures/100000000000077F0000045B3273C5F4.png" manifest:media-type="image/png"/>
  <manifest:file-entry manifest:full-path="Pictures/10000000000003CD000002DC789ED19E.png" manifest:media-type="image/png"/>
  <manifest:file-entry manifest:full-path="Pictures/100000000000077F0000045BAC825DD5.png" manifest:media-type="image/png"/>
  <manifest:file-entry manifest:full-path="Pictures/100000000000077F0000045B0A971447.png" manifest:media-type="image/png"/>
  <manifest:file-entry manifest:full-path="Pictures/1000000000000780000004B08AA77228.png" manifest:media-type="image/png"/>
  <manifest:file-entry manifest:full-path="Pictures/100000000000077F0000045C882AED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29cm" svg:y="-1.074cm" svg:width="17cm" svg:height="9.559cm" draw:z-index="0"><draw:image xlink:href="Pictures/100000000000077F0000043781EF9B46.png" xlink:type="simple" xlink:show="embed" xlink:actuate="onLoad" draw:mime-type="image/png"/></draw:frame></text:p>
      <text:p text:style-name="Standard"><draw:frame draw:style-name="fr3" draw:name="Image2" text:anchor-type="char" svg:width="17cm" svg:height="9.869cm" draw:z-index="1"><draw:image xlink:href="Pictures/100000000000077F0000045A3DF180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cm" svg:y="-0.148cm" svg:width="17cm" svg:height="9.98cm" draw:z-index="2"><draw:image xlink:href="Pictures/100000000000059500000347165ED928.png" xlink:type="simple" xlink:show="embed" xlink:actuate="onLoad" draw:mime-type="image/png"/></draw:frame><text:soft-page-break/></text:p>
      <text:p text:style-name="Standard"><draw:frame draw:style-name="fr2" draw:name="Image4" text:anchor-type="char" svg:width="17cm" svg:height="9.858cm" draw:z-index="3"><draw:image xlink:href="Pictures/100000000000077F0000045944CAB7E9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5" text:anchor-type="char" svg:width="17cm" svg:height="9.876cm" draw:z-index="4"><draw:image xlink:href="Pictures/100000000000077F0000045BAC825DD5.png" xlink:type="simple" xlink:show="embed" xlink:actuate="onLoad" draw:mime-type="image/png"/></draw:frame><text:soft-page-break/></text:p>
      <text:p text:style-name="Standard"/>
      <text:p text:style-name="Standard"><draw:frame draw:style-name="fr2" draw:name="Image6" text:anchor-type="char" svg:width="17cm" svg:height="9.902cm" draw:z-index="5"><draw:image xlink:href="Pictures/100000000000077F0000045E6D1B5F7F.png" xlink:type="simple" xlink:show="embed" xlink:actuate="onLoad" draw:mime-type="image/png"/></draw:frame></text:p>
      <text:p text:style-name="Standard"><draw:frame draw:style-name="fr3" draw:name="Image7" text:anchor-type="char" svg:width="17cm" svg:height="9.876cm" draw:z-index="6"><draw:image xlink:href="Pictures/100000000000077F0000045B0A971447.png" xlink:type="simple" xlink:show="embed" xlink:actuate="onLoad" draw:mime-type="image/png"/></draw:frame><text:soft-page-break/></text:p>
      <text:p text:style-name="Standard"><draw:frame draw:style-name="fr2" draw:name="Image8" text:anchor-type="char" svg:width="17cm" svg:height="9.876cm" draw:z-index="7"><draw:image xlink:href="Pictures/100000000000077F0000045BB0014D39.png" xlink:type="simple" xlink:show="embed" xlink:actuate="onLoad" draw:mime-type="image/png"/></draw:frame></text:p>
      <text:p text:style-name="Standard"><draw:frame draw:style-name="fr3" draw:name="Image9" text:anchor-type="char" svg:width="17cm" svg:height="10.624cm" draw:z-index="8"><draw:image xlink:href="Pictures/1000000000000780000004B019044265.png" xlink:type="simple" xlink:show="embed" xlink:actuate="onLoad" draw:mime-type="image/png"/></draw:frame><draw:frame draw:style-name="fr1" draw:name="Image10" text:anchor-type="char" svg:x="0cm" svg:y="10.906cm" svg:width="17cm" svg:height="10.624cm" draw:z-index="9"><draw:image xlink:href="Pictures/1000000000000780000004B08AA7722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x="0cm" svg:y="0.078cm" svg:width="17cm" svg:height="12.79cm" draw:z-index="10"><draw:image xlink:href="Pictures/10000000000003CD000002DC789ED19E.png" xlink:type="simple" xlink:show="embed" xlink:actuate="onLoad" draw:mime-type="image/png"/></draw:frame><draw:frame draw:style-name="fr1" draw:name="Image12" text:anchor-type="char" svg:x="0cm" svg:y="13.047cm" svg:width="17cm" svg:height="10.624cm" draw:z-index="11"><draw:image xlink:href="Pictures/1000000000000780000004B01FEEE16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char" svg:x="0cm" svg:y="0.307cm" svg:width="17cm" svg:height="9.887cm" draw:z-index="12"><draw:image xlink:href="Pictures/100000000000077F0000045C882AEDBC.png" xlink:type="simple" xlink:show="embed" xlink:actuate="onLoad" draw:mime-type="image/png"/></draw:frame><text:soft-page-break/></text:p>
      <text:p text:style-name="Standard"><draw:frame draw:style-name="fr4" draw:name="Image15" text:anchor-type="char" svg:width="13.827cm" svg:height="11.758cm" draw:z-index="14"><draw:image xlink:href="Pictures/10000000000002A30000023E02EF90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char" svg:x="0cm" svg:y="0.155cm" svg:width="17cm" svg:height="9.895cm" draw:z-index="13"><draw:image xlink:href="Pictures/100000000000077F0000045D06043272.png" xlink:type="simple" xlink:show="embed" xlink:actuate="onLoad" draw:mime-type="image/png"/></draw:frame><text:soft-page-break/></text:p>
      <text:p text:style-name="Standard"><draw:frame draw:style-name="fr2" draw:name="Image16" text:anchor-type="char" svg:width="17cm" svg:height="9.869cm" draw:z-index="15"><draw:image xlink:href="Pictures/100000000000077F0000045A14BA41A5.png" xlink:type="simple" xlink:show="embed" xlink:actuate="onLoad" draw:mime-type="image/png"/></draw:frame></text:p>
      <text:p text:style-name="Standard"><draw:frame draw:style-name="fr3" draw:name="Image17" text:anchor-type="char" svg:width="17cm" svg:height="9.876cm" draw:z-index="16"><draw:image xlink:href="Pictures/100000000000077F0000045B3273C5F4.png" xlink:type="simple" xlink:show="embed" xlink:actuate="onLoad" draw:mime-type="image/png"/></draw:frame><text:soft-page-break/></text:p>
      <text:p text:style-name="Standard"><draw:frame draw:style-name="fr2" draw:name="Image18" text:anchor-type="char" svg:width="17cm" svg:height="9.876cm" draw:z-index="17"><draw:image xlink:href="Pictures/100000000000077F0000045BC2ECD061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19" text:anchor-type="char" svg:width="17cm" svg:height="9.851cm" draw:z-index="18"><draw:image xlink:href="Pictures/100000000000077F00000458F0546060.png" xlink:type="simple" xlink:show="embed" xlink:actuate="onLoad" draw:mime-type="image/png"/></draw:frame><draw:frame draw:style-name="fr1" draw:name="Image20" text:anchor-type="char" svg:x="0cm" svg:y="10.211cm" svg:width="17cm" svg:height="10.62cm" draw:z-index="19"><draw:image xlink:href="Pictures/100000000000077F000004AFA43BF60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1" text:anchor-type="char" svg:x="0cm" svg:y="0.079cm" svg:width="17cm" svg:height="10.624cm" draw:z-index="20"><draw:image xlink:href="Pictures/1000000000000780000004B0A99420AA.png" xlink:type="simple" xlink:show="embed" xlink:actuate="onLoad" draw:mime-type="image/png"/></draw:frame><text:soft-page-break/></text:p>
      <text:p text:style-name="Standard"><draw:frame draw:style-name="fr2" draw:name="Image22" text:anchor-type="char" svg:width="17cm" svg:height="9.869cm" draw:z-index="21"><draw:image xlink:href="Pictures/100000000000077F0000045A96A8BB63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23" text:anchor-type="char" svg:width="17cm" svg:height="12.211cm" draw:z-index="22"><draw:image xlink:href="Pictures/100000000000049B0000034F9733B83D.png" xlink:type="simple" xlink:show="embed" xlink:actuate="onLoad" draw:mime-type="image/png"/></draw:frame><text:soft-page-break/></text:p>
      <text:p text:style-name="Standard"><draw:frame draw:style-name="fr2" draw:name="Image24" text:anchor-type="char" svg:width="17cm" svg:height="9.858cm" draw:z-index="23"><draw:image xlink:href="Pictures/100000000000077F00000459617E7F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5" text:anchor-type="char" svg:x="0cm" svg:y="0.131cm" svg:width="17cm" svg:height="9.858cm" draw:z-index="24"><draw:image xlink:href="Pictures/100000000000077F000004597B4E087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1:40:49.686033956</meta:creation-date>
    <dc:date>2025-11-17T13:34:20.772800916</dc:date>
    <meta:editing-duration>PT54M37S</meta:editing-duration>
    <meta:editing-cycles>13</meta:editing-cycles>
    <meta:generator>LibreOffice/24.2.7.2$Linux_X86_64 LibreOffice_project/420$Build-2</meta:generator>
    <meta:document-statistic meta:table-count="0" meta:image-count="25" meta:object-count="0" meta:page-count="13" meta:paragraph-count="0" meta:word-count="0" meta:character-count="0" meta:non-whitespace-character-count="0"/>
  </office:meta>
</office:document-meta>
</file>